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6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02:32:49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02:35:49.416000000</dc:date>
    <meta:print-date>2006-09-05T16:08:04</meta:print-date>
    <meta:editing-duration>PT8M53S</meta:editing-duration>
    <meta:editing-cycles>4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7cm" svg:height="10.373cm" xlink:href=".." xlink:type="simple" chart:class="chart:bar" chart:style-name="ch1">
        <chart:title svg:x="8.953cm" svg:y="0.364cm" chart:style-name="ch2">
          <text:p>Éves árbevétel</text:p>
        </chart:title>
        <chart:legend svg:x="18.368cm" svg:y="3.424cm" style:legend-expansion="custom" chartooo:width="2.773cm" chartooo:height="3.078cm" style:legend-expansion-aspect-ratio="0.900909681611436" chart:style-name="ch3"/>
        <chart:plot-area chart:style-name="ch4" table:cell-range-address="Mo_példa_06_a.D9:Mo_példa_06_a.H14" chart:data-source-has-labels="both" svg:x="0.93cm" svg:y="1.416cm" svg:width="17.018cm" svg:height="6.699cm">
          <chartooo:coordinate-region svg:x="3.51cm" svg:y="1.589cm" svg:width="14.438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